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9911" officeooo:paragraph-rsid="001c991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c9911" officeooo:paragraph-rsid="001c9911" style:font-style-asian="italic" style:font-style-complex="italic"/>
    </style:style>
    <style:style style:name="P4" style:family="paragraph" style:parent-style-name="Standard">
      <style:paragraph-properties fo:text-align="end" style:justify-single-word="false"/>
      <style:text-properties fo:font-size="24pt" officeooo:rsid="001d63c0" officeooo:paragraph-rsid="001d63c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1d918e" officeooo:paragraph-rsid="001d918e" style:font-size-asian="24pt" style:font-size-complex="2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4pt" officeooo:rsid="001d918e" officeooo:paragraph-rsid="001d918e" style:font-size-asian="24pt" style:font-size-complex="24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24pt" officeooo:rsid="001d918e" officeooo:paragraph-rsid="001d918e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officeooo:rsid="001d918e" officeooo:paragraph-rsid="001d918e" style:font-size-asian="24pt" style:font-size-complex="24pt"/>
    </style:style>
    <style:style style:name="T1" style:family="text">
      <style:text-properties fo:color="#355269" loext:opacity="100%" fo:font-size="28pt" style:font-size-asian="28pt" style:font-size-complex="28pt"/>
    </style:style>
    <style:style style:name="T2" style:family="text">
      <style:text-properties fo:color="#355269" loext:opacity="100%"/>
    </style:style>
    <style:style style:name="T3" style:family="text">
      <style:text-properties fo:color="#355269" loext:opacity="100%" fo:font-size="24pt" officeooo:rsid="001d918e" style:font-size-asian="24pt" style:font-size-complex="2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odo&amp;Co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Documentation technique</text:span></text:p>
      <text:p text:style-name="P3"><text:span text:style-name="T1"/></text:p>
      <text:p text:style-name="P1"><text:span text:style-name="T1">- Authentification</text:span></text:p>
      <text:p text:style-name="P1"><text:span text:style-name="T1">- Authorisatio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2">Nassim Taoussi</text:span></text:p>
      <text:p text:style-name="P5"><text:soft-page-break/><text:span text:style-name="T2">Sommaire :</text:span></text:p>
      <text:p text:style-name="P5"><text:span text:style-name="T2"/></text:p>
      <text:list xml:id="list1731508623" text:style-name="L1">
        <text:list-item>
          <text:p text:style-name="P6"><text:span text:style-name="T2">Authentification<text:line-break/>- Entity User</text:span></text:p>
          <text:p text:style-name="P6"><text:span text:style-name="T2">- Contrôleur</text:span></text:p>
          <text:p text:style-name="P6"><text:span text:style-name="T2">- Vue</text:span></text:p>
        </text:list-item>
        <text:list-item>
          <text:p text:style-name="P6"><text:span text:style-name="T2">Autorisation</text:span></text:p>
        </text:list-item>
      </text:list>
      <text:p text:style-name="P8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21:56:44.146000000</dc:date>
    <meta:editing-duration>PT5H25M49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0" meta:word-count="22" meta:character-count="150" meta:non-whitespace-character-count="140"/>
  </office:meta>
</office:document-meta>
</file>